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3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;" calcext:value-type="string">
            <text:p>(19,'MC1 Set 02.5 aerobico serale',2,0,CURDATE(),CURDATE());</text:p>
          </table:table-cell>
          <table:table-cell table:number-columns-repeated="1008"/>
        </table:table-row>
        <table:table-row table:style-name="ro3" table:number-rows-repeated="276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3:user_trainings.E299">
            <calcext:condition calcext:apply-style-name="Errore" calcext:value="&lt;100" calcext:base-cell-address="user_trainings.E23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231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Abbastanza bene, ma purtroppo senza cron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Abbastanza bene, ma purtroppo senza cron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Abbastanza bene, ma purtroppo senza crono',2,(select t.id from user_trainings t where t.description = 'MC1 Set 02.4 aerobico con gambe fartlek'),(select t.id from swimming_pools t where t.nick_name = 'reggiocomunale50'),(select t.id from swimmer_level_types t where t.code = 'MX'),0,CURDATE(),CURDATE())," calcext:value-type="string">
            <text:p>(18,'2014-09-18',5700,'Abbastanza bene, ma purtroppo senza crono',2,(select t.id from user_trainings t where t.description = 'MC1 Set 02.4 aerobico con gambe fartlek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bbastanza bene, ma purtroppo senza crono',2,(select t.id from user_trainings t where t.description = 'MC1 Set 02.5 aerobico serale'),(select t.id from swimming_pools t where t.nick_name = 'reggiocomunale50'),(select t.id from swimmer_level_types t where t.code = 'MX'),0,CURDATE(),CURDATE());" calcext:value-type="string">
            <text:p>(19,'2014-09-19',2880,'Abbastanza bene, ma purtroppo senza crono',2,(select t.id from user_trainings t where t.description = 'MC1 Set 02.5 aerobico serale'),(select t.id from swimming_pools t where t.nick_name = 'reggiocomunale50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2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 table:number-columns-repeated="3"/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0:03:12.11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5M32S</meta:editing-duration>
    <meta:editing-cycles>271</meta:editing-cycles>
    <meta:generator>LibreOffice/4.2.5.2$Windows_x86 LibreOffice_project/61cb170a04bb1f12e77c884eab9192be736ec5f5</meta:generator>
    <dc:date>2014-09-20T10:35:56.389000000</dc:date>
    <dc:creator>Marco Ligabue</dc:creator>
    <meta:document-statistic meta:table-count="3" meta:cell-count="7642" meta:object-count="0"/>
    <meta:user-defined meta:name="Info 1"/>
    <meta:user-defined meta:name="Info 2"/>
    <meta:user-defined meta:name="Info 3"/>
    <meta:user-defined meta:name="Info 4"/>
  </office:meta>
</office:document-meta>
</file>